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3c979"/>
    </style:style>
    <style:style style:name="P3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margin-left="0.25in" fo:margin-right="0in" fo:line-height="200%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.25in" fo:margin-right="0in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ize="14pt" style:font-name-asian="Calibri1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14" style:family="paragraph" style:parent-style-name="Standard">
      <style:paragraph-properties fo:margin-left="0.25in" fo:margin-right="0in" fo:line-height="150%" fo:text-align="center" style:justify-single-word="false" fo:text-indent="0in" style:auto-text-indent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17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HTML_20_Preformatted">
      <style:paragraph-properties fo:line-height="150%" fo:text-align="center" style:justify-single-word="false"/>
      <style:text-properties officeooo:paragraph-rsid="00060293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4pt" style:font-name-asian="Calibri1" style:font-size-asian="14pt" style:font-size-complex="14pt"/>
    </style:style>
    <style:style style:name="P21" style:family="paragraph" style:parent-style-name="Standard" style:list-style-name="WWNum1">
      <style:paragraph-properties fo:margin-left="0in" fo:margin-right="0in" fo:line-height="200%" fo:keep-together="always" fo:text-indent="0in" style:auto-text-indent="false" fo:keep-with-next="always"/>
      <style:text-properties fo:font-size="14pt" style:font-size-asian="14pt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2b363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4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5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6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7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8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9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10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11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12" style:family="text">
      <style:text-properties fo:color="#000000" loext:opacity="100%" style:font-name="Liberation Serif" fo:font-size="14pt" fo:language="ru" fo:country="RU" style:font-name-asian="Calibri1" style:font-size-asian="14pt" style:font-size-complex="14pt"/>
    </style:style>
    <style:style style:name="T13" style:family="text">
      <style:text-properties fo:color="#000000" loext:opacity="100%" style:font-name="Liberation Serif" fo:font-size="14pt" fo:language="ru" fo:country="RU" officeooo:rsid="001a0396" style:font-name-asian="Calibri1" style:font-size-asian="14pt" style:font-size-complex="14pt"/>
    </style:style>
    <style:style style:name="T14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15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16" style:family="text">
      <style:text-properties fo:color="#000000" loext:opacity="100%" style:font-name="Liberation Serif" fo:font-size="14pt" fo:language="ru" fo:country="RU" officeooo:rsid="0003c979" style:font-name-asian="Calibri1" style:font-size-asian="14pt" style:font-size-complex="14pt"/>
    </style:style>
    <style:style style:name="T17" style:family="text">
      <style:text-properties style:font-name="Liberation Serif" fo:font-size="14pt" style:font-name-asian="Calibri1" style:font-size-asian="14pt" style:font-size-complex="14pt"/>
    </style:style>
    <style:style style:name="T18" style:family="text">
      <style:text-properties style:font-name="Liberation Serif" fo:font-size="14pt" officeooo:rsid="0003c979" style:font-name-asian="Calibri1" style:font-size-asian="14pt" style:font-size-complex="14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officeooo:rsid="00057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ФГБОУ ВО</text:p>
      <text:p text:style-name="P10">«Калининградский государственный технический университет»</text:p>
      <text:p text:style-name="P4"/>
      <text:p text:style-name="P17">УТВЕРЖДАЮ<text:tab/><text:tab/><text:tab/> <text:s text:c="30"/>УТВЕРЖДАЮ</text:p>
      <text:p text:style-name="P1"><text:span text:style-name="T1">Руководитель:_____________ <text:tab/> <text:s text:c="29"/>Ст. гр. 18-ВТ: </text:span><text:span text:style-name="T2">Поляков Л.Д</text:span><text:span text:style-name="T1">. <text:s text:c="24"/></text:span></text:p>
      <text:p text:style-name="P18">Подпись:________(________________) <text:s text:c="16"/>Подпись:_____(__________)</text:p>
      <text:p text:style-name="P17">Дата:________________ <text:s text:c="41"/>Дата:_______________ Печать: <text:s text:c="69"/>Печать:</text:p>
      <text:p text:style-name="P4"/>
      <text:p text:style-name="P6"><text:tab/><text:tab/><text:tab/><text:tab/><text:tab/><text:tab/><text:tab/><text:tab/> </text:p>
      <text:p text:style-name="P5"/>
      <text:p text:style-name="P7"/>
      <text:p text:style-name="P19"><text:span text:style-name="T3">«</text:span><text:span text:style-name="T8">Автоматизированн</text:span><text:span text:style-name="T9">ая система </text:span><text:span text:style-name="T10">дистанционного управления </text:span><text:span text:style-name="T11">офисом компании</text:span><text:span text:style-name="T8"> «ООО МАНУФАКТУРА ВЕОМ»</text:span><text:span text:style-name="T3">»</text:span></text:p>
      <text:p text:style-name="P3"/>
      <text:p text:style-name="P8">ОПИСАНИЕ ОРГАНИЗАЦИИ ИНФОРМАЦИОННОЙ БАЗЫ</text:p>
      <text:p text:style-name="P8">На <text:span text:style-name="T20">2</text:span> листах</text:p>
      <text:p text:style-name="P11">Действует с марта 2022 г. </text:p>
      <text:p text:style-name="P4"/>
      <text:p text:style-name="P4"/>
      <text:p text:style-name="P4"/>
      <text:p text:style-name="P4"/>
      <text:p text:style-name="P4"/>
      <text:p text:style-name="P4">СОГЛАСОВАНО:</text:p>
      <text:p text:style-name="P4"/>
      <text:p text:style-name="P4">Руководитель:________________________________</text:p>
      <text:p text:style-name="P4">Подпись:_____________(_________________)</text:p>
      <text:p text:style-name="P12">Дата:_______________</text:p>
      <text:p text:style-name="P4">Печать: </text:p>
      <text:p text:style-name="P12"/>
      <text:p text:style-name="P13"/>
      <text:p text:style-name="P16"/>
      <text:p text:style-name="P14"/>
      <text:p text:style-name="P14"/>
      <text:p text:style-name="P14">Калининград</text:p>
      <text:p text:style-name="P15">2022<text:bookmark-start text:name="_Toc481178906"/><text:bookmark-start text:name="_Toc481366369"/><text:bookmark-start text:name="_Toc481488227"/></text:p>
      <text:p text:style-name="P2"><text:bookmark-end text:name="_Toc481178906"/><text:bookmark-end text:name="_Toc481366369"/><text:bookmark-end text:name="_Toc481488227"/><text:bookmark text:name="_Toc101359609"/><text:soft-page-break/><text:span text:style-name="T17"><text:tab/></text:span><text:span text:style-name="T18">В а</text:span><text:span text:style-name="T12">втоматизированн</text:span><text:span text:style-name="T16">ой</text:span><text:span text:style-name="T13"> систем</text:span><text:span text:style-name="T16">е</text:span><text:span text:style-name="T13"> управления </text:span><text:span text:style-name="T14">естественной освещенностью </text:span><text:span text:style-name="T15">рабочего места</text:span><text:span text:style-name="T14"> в офисе компании «ООО МАНУФАКТУРА ВЕОМ» </text:span><text:span text:style-name="T17">не предусмотрена информационная база. Все </text:span><text:span text:style-name="T19">данные системы хранятся в коде и нигде больше не хранятся.</text:span></text:p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56848168" text:style-name="WWNum1">
        <text:list-item>
          <text:h text:style-name="P21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79</meta:editing-cycles>
    <meta:creation-date>2022-03-10T11:49:00</meta:creation-date>
    <dc:date>2022-05-25T11:41:11.159368968</dc:date>
    <meta:editing-duration>PT10H51M49S</meta:editing-duration>
    <meta:generator>LibreOffice/7.3.3.2$Linux_X86_64 LibreOffice_project/30$Build-2</meta:generator>
    <meta:document-statistic meta:table-count="0" meta:image-count="0" meta:object-count="0" meta:page-count="2" meta:paragraph-count="20" meta:word-count="78" meta:character-count="1015" meta:non-whitespace-character-count="729"/>
    <meta:user-defined meta:name="AppVersion">16.0000</meta:user-defined>
    <meta:template xlink:type="simple" xlink:actuate="onRequest" xlink:title="Normal.dotm" xlink:href=""/>
  </office:meta>
</office:document-meta>
</file>